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6" style:family="text">
      <style:text-properties fo:font-size="2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4" style:family="text">
      <style:text-properties fo:font-size="2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2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 text:c="49"/></text:span><text:span text:style-name="T2">JR. FRONT-END WEB DEVELOPER</text:span></text:p>
      <text:p text:style-name="P1"><text:span text:style-name="T2"/></text:p>
      <text:p text:style-name="P1"><text:span text:style-name="T3">CAREER OVERVIEW</text:span><text:span text:style-name="T4"/></text:p>
      <text:p text:style-name="P1"><text:span text:style-name="T5">HELLO, my name is Ogunsola Tolu. I'm a self taught results-oriented web developer, offering extensive skills-set in frontend development, and effective problem solving skills. I'm highly educated in various programming languages and coding and I'm looking for a position in a fast-paced company that appreciates hard work, dedication and evolving technical skills. Asides programming I also posses other useful skills such as content creation for marketing and E-commerce purposes. I am dedicated to self-development to provide expectation-exceeding service.</text:span></text:p>
      <text:p text:style-name="P1"><text:span text:style-name="T6">EXPERIENCE</text:span><text:span text:style-name="T7"/></text:p>
      <text:p text:style-name="P1"><text:span text:style-name="T8">.</text:span><text:span text:style-name="T9"><text:s/>Contributed to Back-End experience and collaborted on API's.</text:span></text:p>
      <text:p text:style-name="P1"><text:span text:style-name="T10">.<text:s/></text:span><text:span text:style-name="T11">Participated in pre-project analysis and technical assessments to ensure the creation of a friendly user interface.</text:span></text:p>
      <text:p text:style-name="P1"><text:span text:style-name="T12">.</text:span><text:span text:style-name="T13"><text:s/>Wrote, designed and developed clean computer code.</text:span></text:p>
      <text:p text:style-name="P1"><text:span text:style-name="T14">SKILL-SET</text:span></text:p>
      <text:p text:style-name="P1"><text:span text:style-name="T15">.<text:s/></text:span><text:span text:style-name="T16">React</text:span><text:span text:style-name="T17"/></text:p>
      <text:p text:style-name="P1"><text:span text:style-name="T18">.<text:s/></text:span><text:span text:style-name="T19">CSS</text:span></text:p>
      <text:p text:style-name="P1"><text:span text:style-name="T20">.<text:s/></text:span><text:span text:style-name="T21">Scripting</text:span></text:p>
      <text:p text:style-name="P1"><text:span text:style-name="T22">.<text:s/></text:span><text:span text:style-name="T23">JavaScript</text:span></text:p>
      <text:p text:style-name="P1"><text:span text:style-name="T24">.<text:s/></text:span><text:span text:style-name="T25">Git</text:span></text:p>
      <text:p text:style-name="P1"><text:span text:style-name="T26">.<text:s/></text:span><text:span text:style-name="T27">Debugging</text:span></text:p>
      <text:p text:style-name="P1"><text:span text:style-name="T28">.<text:s/></text:span><text:span text:style-name="T29">JQuery</text:span></text:p>
      <text:p text:style-name="P1"><text:span text:style-name="T30">.<text:s/></text:span><text:span text:style-name="T31">Project management</text:span></text:p>
      <text:p text:style-name="P1"><text:span text:style-name="T32">.<text:s/></text:span><text:span text:style-name="T33">Page optimisation</text:span></text:p>
      <text:p text:style-name="P1"><text:span text:style-name="T34">.<text:s/></text:span><text:span text:style-name="T35">SEO</text:span></text:p>
      <text:p text:style-name="P1"><text:span text:style-name="T36">.<text:s/></text:span><text:span text:style-name="T37">HTML</text:span><text:span text:style-name="T3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